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4.487cm"/>
    </style:style>
    <style:style style:name="co5" style:family="table-column">
      <style:table-column-properties fo:break-before="auto" style:column-width="4.616cm"/>
    </style:style>
    <style:style style:name="co6" style:family="table-column">
      <style:table-column-properties fo:break-before="auto" style:column-width="13.965cm"/>
    </style:style>
    <style:style style:name="co2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082cm"/>
    </style:style>
    <style:style style:name="co8" style:family="table-column">
      <style:table-column-properties fo:break-before="auto" style:column-width="9.003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3.02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ff00ff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 style:data-style-name="N100">
      <style:text-properties style:text-position="" style:text-underline-style="none"/>
    </style:style>
    <style:style style:name="ce5" style:family="table-cell" style:parent-style-name="Default" style:data-style-name="N100">
      <style:text-properties style:text-position="" style:text-underline-style="solid" style:text-underline-width="auto" style:text-underline-color="font-color"/>
    </style:style>
    <style:style style:name="ce7" style:family="table-cell" style:parent-style-name="Default" style:data-style-name="N100">
      <style:table-cell-properties fo:background-color="#cccccc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ext-properties style:font-name="Arial" style:font-name-asian="DejaVu Sans" style:font-name-complex="Lohit Hindi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ext-properties style:font-name="Arial" style:font-name-asian="DejaVu Sans" style:font-name-complex="Lohit Hindi"/>
    </style:style>
    <style:style style:name="ce12" style:family="table-cell" style:parent-style-name="Default">
      <style:text-properties fo:color="#1f1c1b" style:font-name="Ubuntu" fo:font-size="5.09999990463257pt" fo:language="zxx" fo:country="none" style:font-name-asian="Ubuntu" style:font-size-asian="5.09999990463257pt" style:language-asian="zxx" style:country-asian="none" style:font-name-complex="Ubuntu" style:font-size-complex="5.09999990463257pt" style:language-complex="zxx" style:country-complex="none"/>
    </style:style>
    <style:style style:name="ce13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T1" style:family="text">
      <style:text-properties style:text-underline-style="none"/>
    </style:style>
  </office:automatic-styles>
  <office:body>
    <office:spreadsheet>
      <table:table table:name="Instrucciones" table:style-name="ta1">
        <table:table-column table:style-name="co1" table:default-cell-style-name="ce6"/>
        <table:table-row table:style-name="ro1">
          <table:table-cell table:style-name="ce3" office:value-type="string">
            <text:p>OPERACIONES DE LA CPU MONOCICLO:</text:p>
          </table:table-cell>
        </table:table-row>
        <table:table-row table:style-name="ro2">
          <table:table-cell table:style-name="ce3" office:value-type="string">
            <text:p>ALU <text:s text:c="8"/>→ &lt;registrodestino:4&gt;&lt;registro_op:4&gt;&lt;registro_op:4&gt;&lt;opcode:4&gt;xx0xxx</text:p>
          </table:table-cell>
        </table:table-row>
        <table:table-row table:style-name="ro2">
          <table:table-cell table:style-name="ce3" office:value-type="string">
            <text:p>CARGA <text:s text:c="6"/>→ &lt;registro:4&gt;&lt;valor_cte:8&gt;&lt;opcode:4&gt;xx1000 <text:s text:c="5"/>#valor_cte = inmediato</text:p>
          </table:table-cell>
        </table:table-row>
        <table:table-row table:style-name="ro1">
          <table:table-cell table:style-name="ce3" office:value-type="string">
            <text:p>SALTO ABS <text:s text:c="2"/>→ &lt;direccion_a_saltar:10&gt;&lt;opcode:6&gt;001001</text:p>
          </table:table-cell>
        </table:table-row>
        <table:table-row table:style-name="ro2">
          <table:table-cell table:style-name="ce3" office:value-type="string">
            <text:p>SALTO COND(==0) → &lt;direccion_a_saltar:10&gt;&lt;opcode:6&gt;001010</text:p>
          </table:table-cell>
        </table:table-row>
        <table:table-row table:style-name="ro2">
          <table:table-cell table:style-name="ce3" office:value-type="string">
            <text:p>SALTO COND(!=0) → &lt;direccion_a_saltar:10&gt;&lt;opcode:6&gt;001011</text:p>
          </table:table-cell>
        </table:table-row>
        <table:table-row table:style-name="ro1">
          <table:table-cell table:style-name="ce3"/>
        </table:table-row>
        <table:table-row table:style-name="ro2">
          <table:table-cell table:style-name="ce3" office:value-type="string">
            <text:p>SALIDA MEM PRG <text:s text:c="5"/>→ &lt;inmediato:8&gt;&lt;puerto:2&gt;&lt;libre:2&gt;&lt;opcode:4&gt;xx1100</text:p>
          </table:table-cell>
        </table:table-row>
        <table:table-row table:style-name="ro2">
          <table:table-cell table:style-name="ce3" office:value-type="string">
            <text:p>SALIDA REGISTRO <text:s text:c="4"/>→ &lt;libre:4&gt;&lt;reg_origen:4&gt;&lt;puerto:2&gt;&lt;opcode:6&gt;001110 </text:p>
          </table:table-cell>
        </table:table-row>
        <table:table-row table:style-name="ro1">
          <table:table-cell table:style-name="ce3" office:value-type="string">
            <text:p>ENTRADA A REGISTRO <text:s/>→ &lt;reg_destino:4&gt;&lt;libre:4&gt;&lt;puerto:2&gt;&lt;opcode:6&gt;011110 </text:p>
          </table:table-cell>
        </table:table-row>
        <table:table-row table:style-name="ro2">
          <table:table-cell table:style-name="ce3" office:value-type="string">
            <text:p>FIN - &lt;opcode:6&gt;111111</text:p>
          </table:table-cell>
        </table:table-row>
        <table:table-row table:style-name="ro1">
          <table:table-cell table:style-name="ce3" office:value-type="string">
            <text:p>INSTRUCCION ACTIV. AUDIO- &lt;OPCODE:6&gt; 001111</text:p>
          </table:table-cell>
        </table:table-row>
        <table:table-row table:style-name="ro1" table:number-rows-repeated="1048563">
          <table:table-cell/>
        </table:table-row>
        <table:table-row table:style-name="ro1">
          <table:table-cell/>
        </table:table-row>
      </table:table>
      <table:table table:name="ProgramaTeclado- Monociclolibre" table:style-name="ta1">
        <table:table-column table:style-name="co7" table:default-cell-style-name="ce8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row table:style-name="ro1">
          <table:table-cell table:style-name="ce7" office:value-type="string">
            <text:p>// código</text:p>
          </table:table-cell>
          <table:table-cell table:style-name="ce10" office:value-type="string">
            <text:p>comentarios</text:p>
          </table:table-cell>
          <table:table-cell office:value-type="string">
            <text:p>NUMERO LINEA</text:p>
          </table:table-cell>
          <table:table-cell/>
        </table:table-row>
        <table:table-row table:style-name="ro1">
          <table:table-cell office:value-type="string">
            <text:p>0111000011011110 </text:p>
          </table:table-cell>
          <table:table-cell office:value-type="string">
            <text:p>//leemos el dispositivo de audio y lo almacenamos en R7</text:p>
          </table:table-cell>
          <table:table-cell office:value-type="float" office:value="0">
            <text:p>0</text:p>
          </table:table-cell>
          <table:table-cell office:value-type="string">
            <text:p>0001000000011000 <text:s text:c="3"/>// 0.) LOAD 1 en R1</text:p>
          </table:table-cell>
        </table:table-row>
        <table:table-row table:style-name="ro1">
          <table:table-cell office:value-type="string">
            <text:p>0110000001110011</text:p>
          </table:table-cell>
          <table:table-cell table:style-name="ce11" office:value-type="string">
            <text:p>// CASE 0.) R7 - R0 → R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0000001001001011 <text:s text:c="3"/></text:p>
          </table:table-cell>
          <table:table-cell table:style-name="ce11" office:value-type="string">
            <text:p>// 7.) if Z != 0 JUMP to CASE1 9.) ; salto condicional</text:p>
          </table:table-cell>
          <table:table-cell office:value-type="float" office:value="2">
            <text:p>2</text:p>
          </table:table-cell>
          <table:table-cell office:value-type="string">
            <text:p>0100000000001000 <text:s text:c="3"/>// 1.) LOAD 0 en R4</text:p>
          </table:table-cell>
        </table:table-row>
        <table:table-row table:style-name="ro1">
          <table:table-cell office:value-type="string">
            <text:p><text:span text:style-name="T1">1011111110001100</text:span> <text:s text:c="3"/></text:p>
          </table:table-cell>
          <table:table-cell table:style-name="ce11" office:value-type="string">
            <text:p>// 13.) Salida de 10111111 &lt; '-' en 7-seg&gt; por puerto 2</text:p>
          </table:table-cell>
          <table:table-cell office:value-type="float" office:value="3">
            <text:p>3</text:p>
          </table:table-cell>
          <table:table-cell office:value-type="string">
            <text:p>0011000000011110 <text:s text:c="3"/>// 2.) Entrada del Puerto 0 a R3</text:p>
          </table:table-cell>
        </table:table-row>
        <table:table-row table:style-name="ro1">
          <table:table-cell office:value-type="string">
            <text:p>0000000000001000</text:p>
          </table:table-cell>
          <table:table-cell table:style-name="ce11" office:value-type="string">
            <text:p>//nop</text:p>
          </table:table-cell>
          <table:table-cell office:value-type="float" office:value="4">
            <text:p>4</text:p>
          </table:table-cell>
          <table:table-cell office:value-type="string">
            <text:p>0101001100010100 <text:s text:c="3"/>// 3.) R3 &amp; R1 → R5 ; valor &amp; 1 y guardamos el resultado</text:p>
          </table:table-cell>
        </table:table-row>
        <table:table-row table:style-name="ro1">
          <table:table-cell office:value-type="string">
            <text:p>1011111111001100 <text:s text:c="3"/></text:p>
          </table:table-cell>
          <table:table-cell table:style-name="ce11" office:value-type="string">
            <text:p>// 13.) Salida de 10111111 <text:s/>&lt; '-' en 7-seg&gt; por puerto 3</text:p>
          </table:table-cell>
          <table:table-cell office:value-type="float" office:value="5">
            <text:p>5</text:p>
          </table:table-cell>
          <table:table-cell office:value-type="string">
            <text:p>0100010101000010 <text:s text:c="3"/>// 4.) R5 + R4 → R4</text:p>
          </table:table-cell>
        </table:table-row>
        <table:table-row table:style-name="ro1">
          <table:table-cell office:value-type="string">
            <text:p>0000000000001000</text:p>
          </table:table-cell>
          <table:table-cell table:style-name="ce11" office:value-type="string">
            <text:p>//nop</text:p>
          </table:table-cell>
          <table:table-cell office:value-type="float" office:value="6">
            <text:p>6</text:p>
          </table:table-cell>
          <table:table-cell office:value-type="string">
            <text:p>0011000000110111 <text:s text:c="3"/>// 5.) SHIFT R3 → R3</text:p>
          </table:table-cell>
        </table:table-row>
        <table:table-row table:style-name="ro1">
          <table:table-cell office:value-type="string">
            <text:p>1011111101001100 <text:s text:c="3"/></text:p>
          </table:table-cell>
          <table:table-cell table:style-name="ce11" office:value-type="string">
            <text:p>// 13.) Salida de 10111111 <text:s/>&lt; '-' en 7-seg&gt; por puerto 1</text:p>
          </table:table-cell>
          <table:table-cell office:value-type="float" office:value="7">
            <text:p>7</text:p>
          </table:table-cell>
          <table:table-cell office:value-type="string">
            <text:p>0110000000110011 <text:s text:c="3"/>// 6.) R3 - R0 → R6</text:p>
          </table:table-cell>
        </table:table-row>
        <table:table-row table:style-name="ro1">
          <table:table-cell office:value-type="string">
            <text:p>0000000000001001 <text:s text:c="2"/></text:p>
          </table:table-cell>
          <table:table-cell table:style-name="ce12" office:value-type="string">
            <text:p><text:s/>// 14.) Salto Absoluto a 0</text:p>
          </table:table-cell>
          <table:table-cell office:value-type="float" office:value="8">
            <text:p>8</text:p>
          </table:table-cell>
          <table:table-cell office:value-type="string">
            <text:p>0000000011001011 <text:s text:c="3"/>// 7.) if Z != 0 JUMP to 3.) ; salto condicional</text:p>
          </table:table-cell>
        </table:table-row>
        <table:table-row table:style-name="ro1">
          <table:table-cell office:value-type="string">
            <text:p>0001000000011000</text:p>
          </table:table-cell>
          <table:table-cell office:value-type="string">
            <text:p>// 0.) CASE 1.) LOAD 1 en R1</text:p>
          </table:table-cell>
          <table:table-cell office:value-type="float" office:value="9">
            <text:p>9</text:p>
          </table:table-cell>
          <table:table-cell office:value-type="string">
            <text:p><text:s text:c="20"/>// case0(0) </text:p>
          </table:table-cell>
        </table:table-row>
        <table:table-row table:style-name="ro1">
          <table:table-cell table:style-name="ce9" office:value-type="string">
            <text:p>0110000101110011</text:p>
          </table:table-cell>
          <table:table-cell office:value-type="string">
            <text:p>// R7 – R1 → R6</text:p>
          </table:table-cell>
          <table:table-cell office:value-type="float" office:value="10">
            <text:p>10</text:p>
          </table:table-cell>
          <table:table-cell office:value-type="string">
            <text:p>1001000000001000 <text:s text:c="3"/>// 8.) LOAD 0 → R9</text:p>
          </table:table-cell>
        </table:table-row>
        <table:table-row table:style-name="ro1">
          <table:table-cell office:value-type="string">
            <text:p>0000010010001011 <text:s text:c="3"/></text:p>
          </table:table-cell>
          <table:table-cell table:style-name="ce11" office:value-type="string">
            <text:p>// 7.) if Z != 0 JUMP to CASE2 18.) ; salto condicional</text:p>
          </table:table-cell>
          <table:table-cell office:value-type="float" office:value="11">
            <text:p>11</text:p>
          </table:table-cell>
          <table:table-cell office:value-type="string">
            <text:p>1000010010010011 <text:s text:c="3"/>// 9.) SUB R4 &lt;contador&gt; - 0 (r9) → R8</text:p>
          </table:table-cell>
        </table:table-row>
        <table:table-row table:style-name="ro1">
          <table:table-cell office:value-type="string">
            <text:p><text:span text:style-name="T1">1010001110001100</text:span> <text:s text:c="3"/></text:p>
          </table:table-cell>
          <table:table-cell table:style-name="ce11" office:value-type="string">
            <text:p>// 13.) Salida de 10100011 &lt;'o' en 7-seg&gt; por puerto 2</text:p>
          </table:table-cell>
          <table:table-cell office:value-type="float" office:value="12">
            <text:p>12</text:p>
          </table:table-cell>
          <table:table-cell office:value-type="string">
            <text:p>0000001111001011 <text:s text:c="3"/>// 10.) if Z != 0 JUMP to case2 (15)</text:p>
          </table:table-cell>
        </table:table-row>
        <table:table-row table:style-name="ro1">
          <table:table-cell office:value-type="string">
            <text:p>0000000000001000</text:p>
          </table:table-cell>
          <table:table-cell table:style-name="ce11" office:value-type="string">
            <text:p>//nop</text:p>
          </table:table-cell>
          <table:table-cell office:value-type="float" office:value="13">
            <text:p>13</text:p>
          </table:table-cell>
          <table:table-cell office:value-type="string">
            <text:p>1100000010001100 <text:s text:c="3"/>// 11.) else Salida de 1000000 &lt;0 en 7-seg&gt; por el Puerto 2</text:p>
          </table:table-cell>
        </table:table-row>
        <table:table-row table:style-name="ro1">
          <table:table-cell office:value-type="string">
            <text:p>1010000111001100 <text:s text:c="3"/></text:p>
          </table:table-cell>
          <table:table-cell table:style-name="ce11" office:value-type="string">
            <text:p>// 13.) Salida de 10100001 &lt;'d' en 7-seg&gt; por puerto 3</text:p>
          </table:table-cell>
          <table:table-cell office:value-type="float" office:value="14">
            <text:p>14</text:p>
          </table:table-cell>
          <table:table-cell office:value-type="string">
            <text:p>0000001101001001 <text:s text:c="3"/>// 12.) NOP</text:p>
          </table:table-cell>
        </table:table-row>
        <table:table-row table:style-name="ro1">
          <table:table-cell office:value-type="string">
            <text:p>0000000000001000</text:p>
          </table:table-cell>
          <table:table-cell table:style-name="ce11" office:value-type="string">
            <text:p>//nop</text:p>
          </table:table-cell>
          <table:table-cell office:value-type="float" office:value="15">
            <text:p>15</text:p>
          </table:table-cell>
          <table:table-cell office:value-type="string">
            <text:p>1000000011001100 <text:s text:c="3"/>// 13.) Salida de 0000000 &lt;8 en 7-seg&gt; por puerto 3</text:p>
          </table:table-cell>
        </table:table-row>
        <table:table-row table:style-name="ro1">
          <table:table-cell table:style-name="ce9" office:value-type="string">
            <text:p>1000000001001100</text:p>
          </table:table-cell>
          <table:table-cell table:style-name="ce11" office:value-type="string">
            <text:p>// 13.) Salida de 10000000 &lt;0 en 7-seg&gt; por puerto 1</text:p>
          </table:table-cell>
          <table:table-cell office:value-type="float" office:value="16">
            <text:p>16</text:p>
          </table:table-cell>
          <table:table-cell office:value-type="string">
            <text:p>0000000000001001 <text:s text:c="3"/>// 14.) Salto Absoluto a 0</text:p>
          </table:table-cell>
        </table:table-row>
        <table:table-row table:style-name="ro1">
          <table:table-cell office:value-type="string">
            <text:p>0000000000001001 <text:s text:c="2"/></text:p>
          </table:table-cell>
          <table:table-cell table:style-name="ce12" office:value-type="string">
            <text:p><text:s/>// 14.) Salto Absoluto a 0</text:p>
          </table:table-cell>
          <table:table-cell office:value-type="float" office:value="17">
            <text:p>17</text:p>
          </table:table-cell>
          <table:table-cell office:value-type="string">
            <text:p><text:s text:c="20"/>// case1(1) </text:p>
          </table:table-cell>
        </table:table-row>
        <table:table-row table:style-name="ro1">
          <table:table-cell office:value-type="string">
            <text:p>0001000000101000</text:p>
          </table:table-cell>
          <table:table-cell office:value-type="string">
            <text:p>// 0.) CASE 2.) LOAD 2 en R1</text:p>
          </table:table-cell>
          <table:table-cell office:value-type="float" office:value="18">
            <text:p>18</text:p>
          </table:table-cell>
          <table:table-cell office:value-type="string">
            <text:p>1000000000011000 <text:s text:c="3"/>// 15.) LOAD 1 → R8</text:p>
          </table:table-cell>
        </table:table-row>
        <table:table-row table:style-name="ro1">
          <table:table-cell table:style-name="ce9" office:value-type="string">
            <text:p>0110000101110011</text:p>
          </table:table-cell>
          <table:table-cell office:value-type="string">
            <text:p>// R7 – R1 → R6</text:p>
          </table:table-cell>
          <table:table-cell office:value-type="float" office:value="19">
            <text:p>19</text:p>
          </table:table-cell>
          <table:table-cell office:value-type="string">
            <text:p>1000010010000011 <text:s text:c="3"/>// 16.) SUB R4 &lt;contador&gt; - 1 → R8</text:p>
          </table:table-cell>
        </table:table-row>
        <table:table-row table:style-name="ro1">
          <table:table-cell office:value-type="string">
            <text:p><text:span text:style-name="T1">0000011011001011</text:span> <text:s text:c="3"/></text:p>
          </table:table-cell>
          <table:table-cell table:style-name="ce11" office:value-type="string">
            <text:p>// 7.) if Z != 0 JUMP to CASE3 27.) ; salto condicional</text:p>
          </table:table-cell>
          <table:table-cell office:value-type="float" office:value="20">
            <text:p>20</text:p>
          </table:table-cell>
          <table:table-cell office:value-type="string">
            <text:p>0000010110001011 <text:s text:c="3"/>// 17.) if Z != 0 JUMP to case3 (22)</text:p>
          </table:table-cell>
        </table:table-row>
        <table:table-row table:style-name="ro1">
          <table:table-cell office:value-type="string">
            <text:p><text:span text:style-name="T1">1000011010001100</text:span> <text:s text:c="3"/></text:p>
          </table:table-cell>
          <table:table-cell table:style-name="ce11" office:value-type="string">
            <text:p>// 13.) Salida de 10000110 &lt;'e' en 7-seg&gt; por puerto 2</text:p>
          </table:table-cell>
          <table:table-cell office:value-type="float" office:value="21">
            <text:p>21</text:p>
          </table:table-cell>
          <table:table-cell office:value-type="string">
            <text:p>1111100110001100 <text:s text:c="3"/>// 18.)else Salida de 1111001 &lt;1 en 7-seg&gt; por el Puerto 2</text:p>
          </table:table-cell>
        </table:table-row>
        <table:table-row table:style-name="ro1">
          <table:table-cell office:value-type="string">
            <text:p>0000000000001000</text:p>
          </table:table-cell>
          <table:table-cell table:style-name="ce11" office:value-type="string">
            <text:p>//nop</text:p>
          </table:table-cell>
          <table:table-cell office:value-type="float" office:value="22">
            <text:p>22</text:p>
          </table:table-cell>
          <table:table-cell office:value-type="string">
            <text:p>0000010100001001 <text:s text:c="3"/>// 19.)</text:p>
          </table:table-cell>
        </table:table-row>
        <table:table-row table:style-name="ro1">
          <table:table-cell office:value-type="string">
            <text:p>1010111111001100 <text:s text:c="3"/></text:p>
          </table:table-cell>
          <table:table-cell table:style-name="ce11" office:value-type="string">
            <text:p>// 13.) Salida de 10101111 &lt;'r' en 7-seg&gt; por puerto 3</text:p>
          </table:table-cell>
          <table:table-cell office:value-type="float" office:value="23">
            <text:p>23</text:p>
          </table:table-cell>
          <table:table-cell office:value-type="string">
            <text:p>1111100011001100 <text:s text:c="3"/>// 20.)Salida de 1111000 &lt;7 en 7-seg&gt; por puerto 3</text:p>
          </table:table-cell>
        </table:table-row>
        <table:table-row table:style-name="ro1">
          <table:table-cell office:value-type="string">
            <text:p>0000000000001000</text:p>
          </table:table-cell>
          <table:table-cell table:style-name="ce11" office:value-type="string">
            <text:p>//nop</text:p>
          </table:table-cell>
          <table:table-cell office:value-type="float" office:value="24">
            <text:p>24</text:p>
          </table:table-cell>
          <table:table-cell office:value-type="string">
            <text:p>0000000000001001 <text:s text:c="3"/>// 21.) Salto Absoluto a 0</text:p>
          </table:table-cell>
        </table:table-row>
        <table:table-row table:style-name="ro1">
          <table:table-cell table:style-name="ce9" office:value-type="string">
            <text:p>1000000001001100</text:p>
          </table:table-cell>
          <table:table-cell table:style-name="ce11" office:value-type="string">
            <text:p>// 13.) Salida de 10000000 &lt;0 en 7-seg&gt; por puerto 1</text:p>
          </table:table-cell>
          <table:table-cell office:value-type="float" office:value="25">
            <text:p>25</text:p>
          </table:table-cell>
          <table:table-cell office:value-type="string">
            <text:p><text:s text:c="20"/>// case2(2) </text:p>
          </table:table-cell>
        </table:table-row>
        <table:table-row table:style-name="ro1">
          <table:table-cell office:value-type="string">
            <text:p>0000000000001001 <text:s text:c="2"/></text:p>
          </table:table-cell>
          <table:table-cell table:style-name="ce12" office:value-type="string">
            <text:p><text:s/>// 14.) Salto Absoluto a 0</text:p>
          </table:table-cell>
          <table:table-cell office:value-type="float" office:value="26">
            <text:p>26</text:p>
          </table:table-cell>
          <table:table-cell office:value-type="string">
            <text:p>1000000000101000 <text:s text:c="3"/>// 22.) LOAD 2 → R8</text:p>
          </table:table-cell>
        </table:table-row>
        <table:table-row table:style-name="ro1">
          <table:table-cell office:value-type="string">
            <text:p>0001000000101000</text:p>
          </table:table-cell>
          <table:table-cell office:value-type="string">
            <text:p>// 0.) CASE 3.) LOAD 2 en R1</text:p>
          </table:table-cell>
          <table:table-cell office:value-type="float" office:value="27">
            <text:p>27</text:p>
          </table:table-cell>
          <table:table-cell office:value-type="string">
            <text:p>1000010010000011 <text:s text:c="3"/>// 23.) SUB R4 &lt;contador&gt; - 2 → R8</text:p>
          </table:table-cell>
        </table:table-row>
        <table:table-row table:style-name="ro1">
          <table:table-cell table:style-name="ce9" office:value-type="string">
            <text:p>0110000101110011</text:p>
          </table:table-cell>
          <table:table-cell office:value-type="string">
            <text:p>// R7 – R1 → R6</text:p>
          </table:table-cell>
          <table:table-cell office:value-type="float" office:value="28">
            <text:p>28</text:p>
          </table:table-cell>
          <table:table-cell office:value-type="string">
            <text:p>0000011101001011 <text:s text:c="3"/>// 24.) if Z != 0 JUMP to case4 (29)</text:p>
          </table:table-cell>
        </table:table-row>
        <table:table-row table:style-name="ro1">
          <table:table-cell office:value-type="string">
            <text:p><text:span text:style-name="T1">0000011011001011</text:span> <text:s text:c="3"/></text:p>
          </table:table-cell>
          <table:table-cell table:style-name="ce11" office:value-type="string">
            <text:p>// 7.) if Z != 0 JUMP to CASE3 27.) ; salto condicional</text:p>
          </table:table-cell>
          <table:table-cell office:value-type="float" office:value="29">
            <text:p>29</text:p>
          </table:table-cell>
          <table:table-cell office:value-type="string">
            <text:p>1010010010001100 <text:s text:c="3"/>// 25.) else Salida de 0100100 &lt;2 en 7-seg&gt; por el Puerto 2</text:p>
          </table:table-cell>
        </table:table-row>
        <table:table-row table:style-name="ro1">
          <table:table-cell office:value-type="string">
            <text:p><text:span text:style-name="T1">1000011011001100</text:span> <text:s text:c="3"/></text:p>
          </table:table-cell>
          <table:table-cell table:style-name="ce11" office:value-type="string">
            <text:p>// 13.) Salida de 10000110 &lt;'e' en 7-seg&gt; por puerto 2</text:p>
          </table:table-cell>
          <table:table-cell office:value-type="float" office:value="30">
            <text:p>30</text:p>
          </table:table-cell>
          <table:table-cell office:value-type="float" office:value="11011001001">
            <text:p>11011001001</text:p>
          </table:table-cell>
        </table:table-row>
        <table:table-row table:style-name="ro1">
          <table:table-cell office:value-type="string">
            <text:p>0000000000001000</text:p>
          </table:table-cell>
          <table:table-cell table:style-name="ce11" office:value-type="string">
            <text:p>//nop</text:p>
          </table:table-cell>
          <table:table-cell office:value-type="float" office:value="31">
            <text:p>31</text:p>
          </table:table-cell>
          <table:table-cell office:value-type="string">
            <text:p>1000001011001100 <text:s text:c="3"/>// 27.) Salida de 0000010 &lt;6 en 7-seg&gt; por puerto 3</text:p>
          </table:table-cell>
        </table:table-row>
        <table:table-row table:style-name="ro1">
          <table:table-cell office:value-type="string">
            <text:p>1010111111001100 <text:s text:c="3"/></text:p>
          </table:table-cell>
          <table:table-cell table:style-name="ce11" office:value-type="string">
            <text:p>// 13.) Salida de 10101111 &lt;'r' en 7-seg&gt; por puerto 3</text:p>
          </table:table-cell>
          <table:table-cell office:value-type="float" office:value="32">
            <text:p>32</text:p>
          </table:table-cell>
          <table:table-cell office:value-type="string">
            <text:p>0000000000001001 <text:s text:c="3"/>// 28.) Salto Absoluto a 0</text:p>
          </table:table-cell>
        </table:table-row>
        <table:table-row table:style-name="ro1">
          <table:table-cell office:value-type="string">
            <text:p>0000000000001000</text:p>
          </table:table-cell>
          <table:table-cell table:style-name="ce11" office:value-type="string">
            <text:p>//nop</text:p>
          </table:table-cell>
          <table:table-cell office:value-type="float" office:value="33">
            <text:p>33</text:p>
          </table:table-cell>
          <table:table-cell office:value-type="string">
            <text:p><text:s text:c="20"/>// case3(3) </text:p>
          </table:table-cell>
        </table:table-row>
        <table:table-row table:style-name="ro1">
          <table:table-cell table:style-name="ce9" office:value-type="string">
            <text:p>1000000001001100</text:p>
          </table:table-cell>
          <table:table-cell table:style-name="ce11" office:value-type="string">
            <text:p>// 13.) Salida de 10000000 &lt;0 en 7-seg&gt; por puerto 1</text:p>
          </table:table-cell>
          <table:table-cell office:value-type="float" office:value="34">
            <text:p>34</text:p>
          </table:table-cell>
          <table:table-cell office:value-type="string">
            <text:p>1000000000111000 <text:s text:c="3"/>// 29.) LOAD 3 → R8</text:p>
          </table:table-cell>
        </table:table-row>
        <table:table-row table:style-name="ro1">
          <table:table-cell office:value-type="string">
            <text:p>0000000000001001 <text:s text:c="2"/></text:p>
          </table:table-cell>
          <table:table-cell table:style-name="ce12" office:value-type="string">
            <text:p><text:s/>// 14.) Salto Absoluto a 0</text:p>
          </table:table-cell>
          <table:table-cell office:value-type="float" office:value="35">
            <text:p>35</text:p>
          </table:table-cell>
          <table:table-cell office:value-type="string">
            <text:p>1000010010000011 <text:s text:c="3"/>// 30.) SUB R4 &lt;contador&gt; - 3 → R8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string">
            <text:p>0000100100001011 <text:s text:c="3"/>// 31.) if Z != 0 JUMP to case5 (36)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string">
            <text:p>1011000010001100 <text:s text:c="3"/>// 32.) else Salida de 0110000 &lt;3 en 7-seg&gt; por el Puerto 2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string">
            <text:p>0001000100010010 <text:s text:c="3"/>// 33.)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string">
            <text:p>1001001011001100 <text:s text:c="3"/>// 34.) Salida de 0010010 &lt;5 en 7-seg&gt; por puerto 3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string">
            <text:p>0000000000001001 <text:s text:c="3"/>// 35.) Salto Absoluto a 0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string">
            <text:p><text:s text:c="20"/>// case4(4) 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string">
            <text:p>1000000001001000 <text:s text:c="3"/>// 36.) LOAD 4 → R8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string">
            <text:p>1000010010000011 <text:s text:c="3"/>// 37.) SUB R4 &lt;contador&gt; - 4 → R8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string">
            <text:p>0000101011001011 <text:s text:c="3"/>// 38.) if Z != 0 JUMP to case6 (43)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string">
            <text:p>1001100110001100 <text:s text:c="3"/>// 39.) else Salida de 0011001 &lt;4 en 7-seg&gt; por el Puerto 2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string">
            <text:p>0000101001001001 <text:s text:c="3"/>// 40.) 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string">
            <text:p>1001100111001100 <text:s text:c="3"/>// 41.) Salida de 0011001 &lt;4 en 7-seg&gt; por puerto 3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string">
            <text:p>0000000000001001 <text:s text:c="3"/>// 42.) Salto Absoluto a 0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string">
            <text:p><text:s text:c="20"/>// case5(5) 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string">
            <text:p>1000000001011000 <text:s text:c="3"/>// 43.) LOAD 5 → R8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string">
            <text:p>1000010010000011 <text:s text:c="3"/>// 44.) SUB R4 &lt;contador&gt; - 5 → R8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string">
            <text:p>0000110010001011 <text:s text:c="3"/>// 45.) if Z != 0 JUMP to case7 (50)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string">
            <text:p>1001001010001100 <text:s text:c="3"/>// 46.) else Salida de 0010010 &lt;5 en 7-seg&gt; por el Puerto 2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string">
            <text:p>0000110000001001 <text:s text:c="3"/>// 47.) 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string">
            <text:p>1011000011001100 <text:s text:c="3"/>// 48.) Salida de 0110000 &lt;3 en 7-seg&gt; por puerto 3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string">
            <text:p>0000000000001001 <text:s text:c="3"/>// 49.) Salto Absoluto a 0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string">
            <text:p><text:s text:c="20"/>// case6(6) 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string">
            <text:p>1000000001101000 <text:s text:c="3"/>// 50.) LOAD 6 → R8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string">
            <text:p>1000010010000011 <text:s text:c="3"/>// 51.) SUB R4 &lt;contador&gt; - 6 → R8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string">
            <text:p>0000111001001011 <text:s text:c="3"/>// 52.) if Z != 0 JUMP to case8 (57)</text:p>
          </table:table-cell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string">
            <text:p>1000001010001100 <text:s text:c="3"/>// 53.) else Salida de 0000010 &lt;6 en 7-seg&gt; por el Puerto 2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string">
            <text:p>0000110111001001 <text:s text:c="3"/>// 54.) </text:p>
          </table:table-cell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string">
            <text:p>1010010011001100 <text:s text:c="3"/>// 55.) Salida de 0100100 &lt;2 en 7-seg&gt; por puerto 3</text:p>
          </table:table-cell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string">
            <text:p>0000000000001001 <text:s text:c="3"/>// 56.) Salto Absoluto a 0</text:p>
          </table:table-cell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office:value-type="string">
            <text:p><text:s text:c="20"/>// case7(7) </text:p>
          </table:table-cell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string">
            <text:p>1000000001111000 <text:s text:c="3"/>// 57.) LOAD 7 → R8</text:p>
          </table:table-cell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office:value-type="string">
            <text:p>1000010010000011 <text:s text:c="3"/>// 58.) SUB R4 &lt;contador&gt; - 7 → R8</text:p>
          </table:table-cell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office:value-type="string">
            <text:p>0001000000001011 <text:s text:c="3"/>// 59.) if Z != 0 JUMP to case9 (64)</text:p>
          </table:table-cell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office:value-type="string">
            <text:p>1111100010001100 <text:s text:c="3"/>// 60.) else Salida de 1111000 &lt;7 en 7-seg&gt; por el Puerto 2</text:p>
          </table:table-cell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office:value-type="string">
            <text:p>0000111110001001 <text:s text:c="3"/>// 61.) </text:p>
          </table:table-cell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office:value-type="string">
            <text:p>1111100111001100 <text:s text:c="3"/>// 62.) Salida de 1111001 &lt;1 en 7-seg&gt; por puerto 3</text:p>
          </table:table-cell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office:value-type="string">
            <text:p>0000000000001001 <text:s text:c="3"/>// 63.) Salto Absoluto a 0</text:p>
          </table:table-cell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string">
            <text:p><text:s text:c="20"/>// case8(8) </text:p>
          </table:table-cell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office:value-type="string">
            <text:p>1000000010001000 <text:s text:c="3"/>// 64.) LOAD 8 → R8</text:p>
          </table:table-cell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string">
            <text:p>1000010010000011 <text:s text:c="3"/>// 65.) SUB R4 &lt;contador&gt; - 8 → R8</text:p>
          </table:table-cell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office:value-type="string">
            <text:p>0000000000001011 <text:s text:c="3"/>// 66.) if Z != 0 JUMP to (0)</text:p>
          </table:table-cell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office:value-type="string">
            <text:p>1000000010001100 <text:s text:c="3"/>// 67.) else Salida de 0000000 &lt;8 en 7-seg&gt; por el Puerto 2</text:p>
          </table:table-cell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office:value-type="string">
            <text:p>0001000101001001 <text:s text:c="3"/>// 68.) </text:p>
          </table:table-cell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office:value-type="string">
            <text:p>1100000011001100 <text:s text:c="3"/>// 69.) Salida de 1000000 &lt;0 en 7-seg&gt; por puerto 3</text:p>
          </table:table-cell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string">
            <text:p>0000000000001001 <text:s text:c="3"/>// 70.) Salto Absoluto a 0</text:p>
          </table:table-cell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">
            <text:p>1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">
            <text:p>1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7">
            <text:p>1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">
            <text:p>1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">
            <text:p>1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">
            <text:p>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">
            <text:p>1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">
            <text:p>1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">
            <text:p>1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8">
            <text:p>1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9">
            <text:p>1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">
            <text:p>1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6">
            <text:p>1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7">
            <text:p>1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1">
            <text:p>1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">
            <text:p>1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3">
            <text:p>1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4">
            <text:p>1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>
            <text:p>1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7">
            <text:p>1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">
            <text:p>1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">
            <text:p>1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">
            <text:p>1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1">
            <text:p>1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">
            <text:p>1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3">
            <text:p>1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/>
        </table:table-row>
        <table:table-row table:style-name="ro1" table:number-rows-repeated="104842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oja1" table:style-name="ta1">
        <table:table-column table:style-name="co5" table:default-cell-style-name="ce4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0001000000011000</text:p>
          </table:table-cell>
          <table:table-cell office:value-type="string">
            <text:p>0001000000011000 <text:s text:c="3"/>// 0.) LOAD 1 en R1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0100000000001000</text:p>
          </table:table-cell>
          <table:table-cell office:value-type="string">
            <text:p>0100000000001000 <text:s text:c="3"/>// 1.) LOAD 0 en R4</text:p>
          </table:table-cell>
          <table:table-cell table:number-columns-repeated="2"/>
        </table:table-row>
        <table:table-row table:style-name="ro1">
          <table:table-cell office:value-type="string">
            <text:p>0011000000011110</text:p>
          </table:table-cell>
          <table:table-cell office:value-type="string">
            <text:p>0011000000011110 <text:s text:c="3"/>// 2.) Entrada del Puerto 0 a R3</text:p>
          </table:table-cell>
          <table:table-cell table:number-columns-repeated="2"/>
        </table:table-row>
        <table:table-row table:style-name="ro1">
          <table:table-cell office:value-type="string">
            <text:p>0101001100010100</text:p>
          </table:table-cell>
          <table:table-cell office:value-type="string">
            <text:p>0101001100010100 <text:s text:c="3"/>// 3.) R3 &amp; R1 → R5 ; valor &amp; 1 y guardamos el resultado</text:p>
          </table:table-cell>
          <table:table-cell table:number-columns-repeated="2"/>
        </table:table-row>
        <table:table-row table:style-name="ro1">
          <table:table-cell office:value-type="string">
            <text:p>0100010101000010</text:p>
          </table:table-cell>
          <table:table-cell office:value-type="string">
            <text:p>0100010101000010 <text:s text:c="3"/>// 4.) R5 + R4 → R4</text:p>
          </table:table-cell>
          <table:table-cell table:number-columns-repeated="2"/>
        </table:table-row>
        <table:table-row table:style-name="ro1">
          <table:table-cell office:value-type="string">
            <text:p>0011000000110111</text:p>
          </table:table-cell>
          <table:table-cell office:value-type="string">
            <text:p>0011000000110111 <text:s text:c="3"/>// 5.) SHIFT R3 → R3</text:p>
          </table:table-cell>
          <table:table-cell table:number-columns-repeated="2"/>
        </table:table-row>
        <table:table-row table:style-name="ro1">
          <table:table-cell office:value-type="string">
            <text:p>0110000000110011</text:p>
          </table:table-cell>
          <table:table-cell office:value-type="string">
            <text:p>0110000000110011 <text:s text:c="3"/>// 6.) R3 - R0 → R6</text:p>
          </table:table-cell>
          <table:table-cell table:number-columns-repeated="2"/>
        </table:table-row>
        <table:table-row table:style-name="ro2">
          <table:table-cell office:value-type="string">
            <text:p>0000000011001011</text:p>
          </table:table-cell>
          <table:table-cell office:value-type="string">
            <text:p>0000000011001011 <text:s text:c="3"/>// 7.) if Z != 0 JUMP to 3.) ; salto condicion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 text:c="20"/>// case0(0) </text:p>
          </table:table-cell>
          <table:table-cell table:number-columns-repeated="2"/>
        </table:table-row>
        <table:table-row table:style-name="ro1">
          <table:table-cell office:value-type="string">
            <text:p>1001000000001000</text:p>
          </table:table-cell>
          <table:table-cell office:value-type="string">
            <text:p>1001000000001000 <text:s text:c="3"/>// 8.) LOAD 0 → R9</text:p>
          </table:table-cell>
          <table:table-cell table:number-columns-repeated="2"/>
        </table:table-row>
        <table:table-row table:style-name="ro1">
          <table:table-cell office:value-type="string">
            <text:p>1000010010010011</text:p>
          </table:table-cell>
          <table:table-cell office:value-type="string">
            <text:p>1000010010010011 <text:s text:c="3"/>// 9.) SUB R4 &lt;contador&gt; - 0 (r9) → R8</text:p>
          </table:table-cell>
          <table:table-cell table:number-columns-repeated="2"/>
        </table:table-row>
        <table:table-row table:style-name="ro2">
          <table:table-cell office:value-type="string">
            <text:p>0000001111001011</text:p>
          </table:table-cell>
          <table:table-cell office:value-type="string">
            <text:p>0000001111001011 <text:s text:c="3"/>// 10.) if Z != 0 JUMP to case2 (15)</text:p>
          </table:table-cell>
          <table:table-cell table:number-columns-repeated="2"/>
        </table:table-row>
        <table:table-row table:style-name="ro2">
          <table:table-cell office:value-type="string">
            <text:p>1100000010001100</text:p>
          </table:table-cell>
          <table:table-cell office:value-type="string">
            <text:p>1100000010001100 <text:s text:c="3"/>// 11.) else Salida de 1000000 &lt;0 en 7-seg&gt; por el Puerto 2</text:p>
          </table:table-cell>
          <table:table-cell table:number-columns-repeated="2"/>
        </table:table-row>
        <table:table-row table:style-name="ro1">
          <table:table-cell office:value-type="string">
            <text:p>0000001101001001</text:p>
          </table:table-cell>
          <table:table-cell office:value-type="string">
            <text:p>0000001101001001 <text:s text:c="3"/>// 12.) NOP</text:p>
          </table:table-cell>
          <table:table-cell table:number-columns-repeated="2"/>
        </table:table-row>
        <table:table-row table:style-name="ro2">
          <table:table-cell office:value-type="string">
            <text:p>1000000011001100</text:p>
          </table:table-cell>
          <table:table-cell office:value-type="string">
            <text:p>1000000011001100 <text:s text:c="3"/>// 13.) Salida de 0000000 &lt;8 en 7-seg&gt; por puerto 3</text:p>
          </table:table-cell>
          <table:table-cell table:number-columns-repeated="2"/>
        </table:table-row>
        <table:table-row table:style-name="ro1">
          <table:table-cell office:value-type="string">
            <text:p>0000000000001001</text:p>
          </table:table-cell>
          <table:table-cell office:value-type="string">
            <text:p>0000000000001001 <text:s text:c="3"/>// 14.) Salto Absoluto a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 text:c="20"/>// case1(1) </text:p>
          </table:table-cell>
          <table:table-cell table:number-columns-repeated="2"/>
        </table:table-row>
        <table:table-row table:style-name="ro1">
          <table:table-cell office:value-type="string">
            <text:p>1000000000011000</text:p>
          </table:table-cell>
          <table:table-cell office:value-type="string">
            <text:p>1000000000011000 <text:s text:c="3"/>// 15.) LOAD 1 → R8</text:p>
          </table:table-cell>
          <table:table-cell table:number-columns-repeated="2"/>
        </table:table-row>
        <table:table-row table:style-name="ro1">
          <table:table-cell office:value-type="string">
            <text:p>1000010010000011</text:p>
          </table:table-cell>
          <table:table-cell office:value-type="string">
            <text:p>1000010010000011 <text:s text:c="3"/>// 16.) SUB R4 &lt;contador&gt; - 1 → R8</text:p>
          </table:table-cell>
          <table:table-cell table:number-columns-repeated="2"/>
        </table:table-row>
        <table:table-row table:style-name="ro2">
          <table:table-cell office:value-type="string">
            <text:p>0000010110001011</text:p>
          </table:table-cell>
          <table:table-cell office:value-type="string">
            <text:p>0000010110001011 <text:s text:c="3"/>// 17.) if Z != 0 JUMP to case3 (22)</text:p>
          </table:table-cell>
          <table:table-cell table:number-columns-repeated="2"/>
        </table:table-row>
        <table:table-row table:style-name="ro2">
          <table:table-cell office:value-type="string">
            <text:p>1111100110001100</text:p>
          </table:table-cell>
          <table:table-cell office:value-type="string">
            <text:p>1111100110001100 <text:s text:c="3"/>// 18.)else Salida de 1111001 &lt;1 en 7-seg&gt; por el Puerto 2</text:p>
          </table:table-cell>
          <table:table-cell table:number-columns-repeated="2"/>
        </table:table-row>
        <table:table-row table:style-name="ro1">
          <table:table-cell office:value-type="string">
            <text:p>0000010100001001</text:p>
          </table:table-cell>
          <table:table-cell office:value-type="string">
            <text:p>0000010100001001 <text:s text:c="3"/>// 19.)</text:p>
          </table:table-cell>
          <table:table-cell table:number-columns-repeated="2"/>
        </table:table-row>
        <table:table-row table:style-name="ro2">
          <table:table-cell office:value-type="string">
            <text:p>1111100011001100</text:p>
          </table:table-cell>
          <table:table-cell office:value-type="string">
            <text:p>1111100011001100 <text:s text:c="3"/>// 20.)Salida de 1111000 &lt;7 en 7-seg&gt; por puerto 3</text:p>
          </table:table-cell>
          <table:table-cell table:number-columns-repeated="2"/>
        </table:table-row>
        <table:table-row table:style-name="ro1">
          <table:table-cell office:value-type="string">
            <text:p>0000000000001001</text:p>
          </table:table-cell>
          <table:table-cell office:value-type="string">
            <text:p>0000000000001001 <text:s text:c="3"/>// 21.) Salto Absoluto a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 text:c="20"/>// case2(2) </text:p>
          </table:table-cell>
          <table:table-cell table:number-columns-repeated="2"/>
        </table:table-row>
        <table:table-row table:style-name="ro1">
          <table:table-cell office:value-type="string">
            <text:p>1000000000101000</text:p>
          </table:table-cell>
          <table:table-cell office:value-type="string">
            <text:p>1000000000101000 <text:s text:c="3"/>// 22.) LOAD 2 → R8</text:p>
          </table:table-cell>
          <table:table-cell table:number-columns-repeated="2"/>
        </table:table-row>
        <table:table-row table:style-name="ro1">
          <table:table-cell office:value-type="string">
            <text:p>1000010010000011</text:p>
          </table:table-cell>
          <table:table-cell office:value-type="string">
            <text:p>1000010010000011 <text:s text:c="3"/>// 23.) SUB R4 &lt;contador&gt; - 2 → R8</text:p>
          </table:table-cell>
          <table:table-cell table:number-columns-repeated="2"/>
        </table:table-row>
        <table:table-row table:style-name="ro2">
          <table:table-cell office:value-type="string">
            <text:p>0000011101001011</text:p>
          </table:table-cell>
          <table:table-cell office:value-type="string">
            <text:p>0000011101001011 <text:s text:c="3"/>// 24.) if Z != 0 JUMP to case4 (29)</text:p>
          </table:table-cell>
          <table:table-cell table:number-columns-repeated="2"/>
        </table:table-row>
        <table:table-row table:style-name="ro2">
          <table:table-cell office:value-type="string">
            <text:p>1010010010001100</text:p>
          </table:table-cell>
          <table:table-cell office:value-type="string">
            <text:p>1010010010001100 <text:s text:c="3"/>// 25.) else Salida de 0100100 &lt;2 en 7-seg&gt; por el Puerto 2</text:p>
          </table:table-cell>
          <table:table-cell/>
          <table:table-cell office:value-type="string">
            <text:p><text:s text:c="5"/>// 26.)</text:p>
          </table:table-cell>
        </table:table-row>
        <table:table-row table:style-name="ro1">
          <table:table-cell office:value-type="string">
            <text:p>0000011011001001</text:p>
          </table:table-cell>
          <table:table-cell office:value-type="float" office:value="11011001001">
            <text:p>11011001001</text:p>
          </table:table-cell>
          <table:table-cell table:number-columns-repeated="2"/>
        </table:table-row>
        <table:table-row table:style-name="ro2">
          <table:table-cell office:value-type="string">
            <text:p>1000001011001100</text:p>
          </table:table-cell>
          <table:table-cell office:value-type="string">
            <text:p>1000001011001100 <text:s text:c="3"/>// 27.) Salida de 0000010 &lt;6 en 7-seg&gt; por puerto 3</text:p>
          </table:table-cell>
          <table:table-cell table:number-columns-repeated="2"/>
        </table:table-row>
        <table:table-row table:style-name="ro1">
          <table:table-cell office:value-type="string">
            <text:p>0000000000001001</text:p>
          </table:table-cell>
          <table:table-cell office:value-type="string">
            <text:p>0000000000001001 <text:s text:c="3"/>// 28.) Salto Absoluto a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 text:c="20"/>// case3(3) </text:p>
          </table:table-cell>
          <table:table-cell table:number-columns-repeated="2"/>
        </table:table-row>
        <table:table-row table:style-name="ro1">
          <table:table-cell office:value-type="string">
            <text:p>1000000000111000</text:p>
          </table:table-cell>
          <table:table-cell office:value-type="string">
            <text:p>1000000000111000 <text:s text:c="3"/>// 29.) LOAD 3 → R8</text:p>
          </table:table-cell>
          <table:table-cell table:number-columns-repeated="2"/>
        </table:table-row>
        <table:table-row table:style-name="ro1">
          <table:table-cell office:value-type="string">
            <text:p>1000010010000011</text:p>
          </table:table-cell>
          <table:table-cell office:value-type="string">
            <text:p>1000010010000011 <text:s text:c="3"/>// 30.) SUB R4 &lt;contador&gt; - 3 → R8</text:p>
          </table:table-cell>
          <table:table-cell table:number-columns-repeated="2"/>
        </table:table-row>
        <table:table-row table:style-name="ro2">
          <table:table-cell office:value-type="string">
            <text:p>0000100100001011</text:p>
          </table:table-cell>
          <table:table-cell office:value-type="string">
            <text:p>0000100100001011 <text:s text:c="3"/>// 31.) if Z != 0 JUMP to case5 (36)</text:p>
          </table:table-cell>
          <table:table-cell table:number-columns-repeated="2"/>
        </table:table-row>
        <table:table-row table:style-name="ro2">
          <table:table-cell office:value-type="string">
            <text:p>1011000010001100</text:p>
          </table:table-cell>
          <table:table-cell office:value-type="string">
            <text:p>1011000010001100 <text:s text:c="3"/>// 32.) else Salida de 0110000 &lt;3 en 7-seg&gt; por el Puerto 2</text:p>
          </table:table-cell>
          <table:table-cell table:number-columns-repeated="2"/>
        </table:table-row>
        <table:table-row table:style-name="ro1">
          <table:table-cell office:value-type="string">
            <text:p>0001000100010010</text:p>
          </table:table-cell>
          <table:table-cell office:value-type="string">
            <text:p>0001000100010010 <text:s text:c="3"/>// 33.)</text:p>
          </table:table-cell>
          <table:table-cell table:number-columns-repeated="2"/>
        </table:table-row>
        <table:table-row table:style-name="ro2">
          <table:table-cell office:value-type="string">
            <text:p>1001001011001100</text:p>
          </table:table-cell>
          <table:table-cell office:value-type="string">
            <text:p>1001001011001100 <text:s text:c="3"/>// 34.) Salida de 0010010 &lt;5 en 7-seg&gt; por puerto 3</text:p>
          </table:table-cell>
          <table:table-cell table:number-columns-repeated="2"/>
        </table:table-row>
        <table:table-row table:style-name="ro1">
          <table:table-cell office:value-type="string">
            <text:p>0000000000001001</text:p>
          </table:table-cell>
          <table:table-cell office:value-type="string">
            <text:p>0000000000001001 <text:s text:c="3"/>// 35.) Salto Absoluto a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 text:c="20"/>// case4(4) </text:p>
          </table:table-cell>
          <table:table-cell table:number-columns-repeated="2"/>
        </table:table-row>
        <table:table-row table:style-name="ro1">
          <table:table-cell office:value-type="string">
            <text:p>1000000001001000</text:p>
          </table:table-cell>
          <table:table-cell office:value-type="string">
            <text:p>1000000001001000 <text:s text:c="3"/>// 36.) LOAD 4 → R8</text:p>
          </table:table-cell>
          <table:table-cell table:number-columns-repeated="2"/>
        </table:table-row>
        <table:table-row table:style-name="ro1">
          <table:table-cell office:value-type="string">
            <text:p>1000010010000011</text:p>
          </table:table-cell>
          <table:table-cell office:value-type="string">
            <text:p>1000010010000011 <text:s text:c="3"/>// 37.) SUB R4 &lt;contador&gt; - 4 → R8</text:p>
          </table:table-cell>
          <table:table-cell table:number-columns-repeated="2"/>
        </table:table-row>
        <table:table-row table:style-name="ro2">
          <table:table-cell office:value-type="string">
            <text:p>0000101011001011</text:p>
          </table:table-cell>
          <table:table-cell office:value-type="string">
            <text:p>0000101011001011 <text:s text:c="3"/>// 38.) if Z != 0 JUMP to case6 (43)</text:p>
          </table:table-cell>
          <table:table-cell table:number-columns-repeated="2"/>
        </table:table-row>
        <table:table-row table:style-name="ro2">
          <table:table-cell office:value-type="string">
            <text:p>1001100110001100</text:p>
          </table:table-cell>
          <table:table-cell office:value-type="string">
            <text:p>1001100110001100 <text:s text:c="3"/>// 39.) else Salida de 0011001 &lt;4 en 7-seg&gt; por el Puerto 2</text:p>
          </table:table-cell>
          <table:table-cell table:number-columns-repeated="2"/>
        </table:table-row>
        <table:table-row table:style-name="ro1">
          <table:table-cell office:value-type="string">
            <text:p>0000101001001001</text:p>
          </table:table-cell>
          <table:table-cell office:value-type="string">
            <text:p>0000101001001001 <text:s text:c="3"/>// 40.) </text:p>
          </table:table-cell>
          <table:table-cell table:number-columns-repeated="2"/>
        </table:table-row>
        <table:table-row table:style-name="ro2">
          <table:table-cell office:value-type="string">
            <text:p>1001100111001100</text:p>
          </table:table-cell>
          <table:table-cell office:value-type="string">
            <text:p>1001100111001100 <text:s text:c="3"/>// 41.) Salida de 0011001 &lt;4 en 7-seg&gt; por puerto 3</text:p>
          </table:table-cell>
          <table:table-cell table:number-columns-repeated="2"/>
        </table:table-row>
        <table:table-row table:style-name="ro1">
          <table:table-cell office:value-type="string">
            <text:p>0000000000001001</text:p>
          </table:table-cell>
          <table:table-cell office:value-type="string">
            <text:p>0000000000001001 <text:s text:c="3"/>// 42.) Salto Absoluto a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 text:c="20"/>// case5(5) </text:p>
          </table:table-cell>
          <table:table-cell table:number-columns-repeated="2"/>
        </table:table-row>
        <table:table-row table:style-name="ro1">
          <table:table-cell office:value-type="string">
            <text:p>1000000001011000</text:p>
          </table:table-cell>
          <table:table-cell office:value-type="string">
            <text:p>1000000001011000 <text:s text:c="3"/>// 43.) LOAD 5 → R8</text:p>
          </table:table-cell>
          <table:table-cell table:number-columns-repeated="2"/>
        </table:table-row>
        <table:table-row table:style-name="ro1">
          <table:table-cell office:value-type="string">
            <text:p>1000010010000011</text:p>
          </table:table-cell>
          <table:table-cell office:value-type="string">
            <text:p>1000010010000011 <text:s text:c="3"/>// 44.) SUB R4 &lt;contador&gt; - 5 → R8</text:p>
          </table:table-cell>
          <table:table-cell table:number-columns-repeated="2"/>
        </table:table-row>
        <table:table-row table:style-name="ro2">
          <table:table-cell office:value-type="string">
            <text:p>0000110010001011</text:p>
          </table:table-cell>
          <table:table-cell office:value-type="string">
            <text:p>0000110010001011 <text:s text:c="3"/>// 45.) if Z != 0 JUMP to case7 (50)</text:p>
          </table:table-cell>
          <table:table-cell table:number-columns-repeated="2"/>
        </table:table-row>
        <table:table-row table:style-name="ro2">
          <table:table-cell office:value-type="string">
            <text:p>1001001010001100</text:p>
          </table:table-cell>
          <table:table-cell office:value-type="string">
            <text:p>1001001010001100 <text:s text:c="3"/>// 46.) else Salida de 0010010 &lt;5 en 7-seg&gt; por el Puerto 2</text:p>
          </table:table-cell>
          <table:table-cell table:number-columns-repeated="2"/>
        </table:table-row>
        <table:table-row table:style-name="ro1">
          <table:table-cell office:value-type="string">
            <text:p>0000110000001001</text:p>
          </table:table-cell>
          <table:table-cell office:value-type="string">
            <text:p>0000110000001001 <text:s text:c="3"/>// 47.) </text:p>
          </table:table-cell>
          <table:table-cell table:number-columns-repeated="2"/>
        </table:table-row>
        <table:table-row table:style-name="ro2">
          <table:table-cell office:value-type="string">
            <text:p>1011000011001100</text:p>
          </table:table-cell>
          <table:table-cell office:value-type="string">
            <text:p>1011000011001100 <text:s text:c="3"/>// 48.) Salida de 0110000 &lt;3 en 7-seg&gt; por puerto 3</text:p>
          </table:table-cell>
          <table:table-cell table:number-columns-repeated="2"/>
        </table:table-row>
        <table:table-row table:style-name="ro1">
          <table:table-cell office:value-type="string">
            <text:p>0000000000001001</text:p>
          </table:table-cell>
          <table:table-cell office:value-type="string">
            <text:p>0000000000001001 <text:s text:c="3"/>// 49.) Salto Absoluto a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 text:c="20"/>// case6(6) </text:p>
          </table:table-cell>
          <table:table-cell table:number-columns-repeated="2"/>
        </table:table-row>
        <table:table-row table:style-name="ro1">
          <table:table-cell office:value-type="string">
            <text:p>1000000001101000</text:p>
          </table:table-cell>
          <table:table-cell office:value-type="string">
            <text:p>1000000001101000 <text:s text:c="3"/>// 50.) LOAD 6 → R8</text:p>
          </table:table-cell>
          <table:table-cell table:number-columns-repeated="2"/>
        </table:table-row>
        <table:table-row table:style-name="ro1">
          <table:table-cell office:value-type="string">
            <text:p>1000010010000011</text:p>
          </table:table-cell>
          <table:table-cell office:value-type="string">
            <text:p>1000010010000011 <text:s text:c="3"/>// 51.) SUB R4 &lt;contador&gt; - 6 → R8</text:p>
          </table:table-cell>
          <table:table-cell table:number-columns-repeated="2"/>
        </table:table-row>
        <table:table-row table:style-name="ro2">
          <table:table-cell office:value-type="string">
            <text:p>0000111001001011</text:p>
          </table:table-cell>
          <table:table-cell office:value-type="string">
            <text:p>0000111001001011 <text:s text:c="3"/>// 52.) if Z != 0 JUMP to case8 (57)</text:p>
          </table:table-cell>
          <table:table-cell table:number-columns-repeated="2"/>
        </table:table-row>
        <table:table-row table:style-name="ro2">
          <table:table-cell office:value-type="string">
            <text:p>1000001010001100</text:p>
          </table:table-cell>
          <table:table-cell office:value-type="string">
            <text:p>1000001010001100 <text:s text:c="3"/>// 53.) else Salida de 0000010 &lt;6 en 7-seg&gt; por el Puerto 2</text:p>
          </table:table-cell>
          <table:table-cell table:number-columns-repeated="2"/>
        </table:table-row>
        <table:table-row table:style-name="ro1">
          <table:table-cell office:value-type="string">
            <text:p>0000110111001001</text:p>
          </table:table-cell>
          <table:table-cell office:value-type="string">
            <text:p>0000110111001001 <text:s text:c="3"/>// 54.) </text:p>
          </table:table-cell>
          <table:table-cell table:number-columns-repeated="2"/>
        </table:table-row>
        <table:table-row table:style-name="ro2">
          <table:table-cell office:value-type="string">
            <text:p>1010010011001100</text:p>
          </table:table-cell>
          <table:table-cell office:value-type="string">
            <text:p>1010010011001100 <text:s text:c="3"/>// 55.) Salida de 0100100 &lt;2 en 7-seg&gt; por puerto 3</text:p>
          </table:table-cell>
          <table:table-cell table:number-columns-repeated="2"/>
        </table:table-row>
        <table:table-row table:style-name="ro1">
          <table:table-cell office:value-type="string">
            <text:p>0000000000001001</text:p>
          </table:table-cell>
          <table:table-cell office:value-type="string">
            <text:p>0000000000001001 <text:s text:c="3"/>// 56.) Salto Absoluto a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 text:c="20"/>// case7(7) </text:p>
          </table:table-cell>
          <table:table-cell table:number-columns-repeated="2"/>
        </table:table-row>
        <table:table-row table:style-name="ro1">
          <table:table-cell office:value-type="string">
            <text:p>1000000001111000</text:p>
          </table:table-cell>
          <table:table-cell office:value-type="string">
            <text:p>1000000001111000 <text:s text:c="3"/>// 57.) LOAD 7 → R8</text:p>
          </table:table-cell>
          <table:table-cell table:number-columns-repeated="2"/>
        </table:table-row>
        <table:table-row table:style-name="ro1">
          <table:table-cell office:value-type="string">
            <text:p>1000010010000011</text:p>
          </table:table-cell>
          <table:table-cell office:value-type="string">
            <text:p>1000010010000011 <text:s text:c="3"/>// 58.) SUB R4 &lt;contador&gt; - 7 → R8</text:p>
          </table:table-cell>
          <table:table-cell table:number-columns-repeated="2"/>
        </table:table-row>
        <table:table-row table:style-name="ro2">
          <table:table-cell office:value-type="string">
            <text:p>0001000000001011</text:p>
          </table:table-cell>
          <table:table-cell office:value-type="string">
            <text:p>0001000000001011 <text:s text:c="3"/>// 59.) if Z != 0 JUMP to case9 (64)</text:p>
          </table:table-cell>
          <table:table-cell table:number-columns-repeated="2"/>
        </table:table-row>
        <table:table-row table:style-name="ro2">
          <table:table-cell office:value-type="string">
            <text:p>1111100010001100</text:p>
          </table:table-cell>
          <table:table-cell office:value-type="string">
            <text:p>1111100010001100 <text:s text:c="3"/>// 60.) else Salida de 1111000 &lt;7 en 7-seg&gt; por el Puerto 2</text:p>
          </table:table-cell>
          <table:table-cell table:number-columns-repeated="2"/>
        </table:table-row>
        <table:table-row table:style-name="ro1">
          <table:table-cell office:value-type="string">
            <text:p>0000111110001001</text:p>
          </table:table-cell>
          <table:table-cell office:value-type="string">
            <text:p>0000111110001001 <text:s text:c="3"/>// 61.) </text:p>
          </table:table-cell>
          <table:table-cell table:number-columns-repeated="2"/>
        </table:table-row>
        <table:table-row table:style-name="ro2">
          <table:table-cell office:value-type="string">
            <text:p>1111100111001100</text:p>
          </table:table-cell>
          <table:table-cell office:value-type="string">
            <text:p>1111100111001100 <text:s text:c="3"/>// 62.) Salida de 1111001 &lt;1 en 7-seg&gt; por puerto 3</text:p>
          </table:table-cell>
          <table:table-cell table:number-columns-repeated="2"/>
        </table:table-row>
        <table:table-row table:style-name="ro1">
          <table:table-cell office:value-type="string">
            <text:p>0000000000001001</text:p>
          </table:table-cell>
          <table:table-cell office:value-type="string">
            <text:p>0000000000001001 <text:s text:c="3"/>// 63.) Salto Absoluto a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 text:c="20"/>// case8(8) </text:p>
          </table:table-cell>
          <table:table-cell table:number-columns-repeated="2"/>
        </table:table-row>
        <table:table-row table:style-name="ro1">
          <table:table-cell office:value-type="string">
            <text:p>1000000010001000</text:p>
          </table:table-cell>
          <table:table-cell office:value-type="string">
            <text:p>1000000010001000 <text:s text:c="3"/>// 64.) LOAD 8 → R8</text:p>
          </table:table-cell>
          <table:table-cell table:number-columns-repeated="2"/>
        </table:table-row>
        <table:table-row table:style-name="ro1">
          <table:table-cell office:value-type="string">
            <text:p>1000010010000011</text:p>
          </table:table-cell>
          <table:table-cell office:value-type="string">
            <text:p>1000010010000011 <text:s text:c="3"/>// 65.) SUB R4 &lt;contador&gt; - 8 → R8</text:p>
          </table:table-cell>
          <table:table-cell table:number-columns-repeated="2"/>
        </table:table-row>
        <table:table-row table:style-name="ro2">
          <table:table-cell office:value-type="string">
            <text:p>0000000000001011</text:p>
          </table:table-cell>
          <table:table-cell office:value-type="string">
            <text:p>0000000000001011 <text:s text:c="3"/>// 66.) if Z != 0 JUMP to (0)</text:p>
          </table:table-cell>
          <table:table-cell table:number-columns-repeated="2"/>
        </table:table-row>
        <table:table-row table:style-name="ro2">
          <table:table-cell office:value-type="string">
            <text:p>1000000010001100</text:p>
          </table:table-cell>
          <table:table-cell office:value-type="string">
            <text:p>1000000010001100 <text:s text:c="3"/>// 67.) else Salida de 0000000 &lt;8 en 7-seg&gt; por el Puerto 2</text:p>
          </table:table-cell>
          <table:table-cell table:number-columns-repeated="2"/>
        </table:table-row>
        <table:table-row table:style-name="ro1">
          <table:table-cell office:value-type="string">
            <text:p>0001000101001001</text:p>
          </table:table-cell>
          <table:table-cell office:value-type="string">
            <text:p>0001000101001001 <text:s text:c="3"/>// 68.) </text:p>
          </table:table-cell>
          <table:table-cell table:number-columns-repeated="2"/>
        </table:table-row>
        <table:table-row table:style-name="ro2">
          <table:table-cell office:value-type="string">
            <text:p>1100000011001100</text:p>
          </table:table-cell>
          <table:table-cell office:value-type="string">
            <text:p>1100000011001100 <text:s text:c="3"/>// 69.) Salida de 1000000 &lt;0 en 7-seg&gt; por puerto 3</text:p>
          </table:table-cell>
          <table:table-cell table:number-columns-repeated="2"/>
        </table:table-row>
        <table:table-row table:style-name="ro1">
          <table:table-cell office:value-type="string">
            <text:p>0000000000001001</text:p>
          </table:table-cell>
          <table:table-cell office:value-type="string">
            <text:p>0000000000001001 <text:s text:c="3"/>// 70.) Salto Absoluto a 0</text:p>
          </table:table-cell>
          <table:table-cell table:number-columns-repeated="2"/>
        </table:table-row>
        <table:table-row table:style-name="ro1" table:number-rows-repeated="104849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 style:data-style-name="N2" text:time-value="0000-00-00T19:33:45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8:46:47</meta:creation-date>
    <dc:date>2014-06-04T19:51:06</dc:date>
    <meta:editing-duration>PT1H49M</meta:editing-duration>
    <meta:editing-cycles>14</meta:editing-cycles>
    <meta:generator>LibreOffice/3.6$Linux_x86 LibreOffice_project/360m1$Build-2</meta:generator>
    <meta:document-statistic meta:table-count="3" meta:cell-count="463" meta:object-count="0"/>
  </office:meta>
</office:document-meta>
</file>